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10.48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ext-properties style:text-underline-style="none"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ackground-color="#ffffff" style:text-align-source="value-type" style:repeat-content="false" fo:wrap-option="no-wrap"/>
    </style:style>
    <style:style style:name="ce16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ext-properties fo:font-size="10pt" style:font-size-asian="10pt" style:font-size-complex="10pt"/>
    </style:style>
    <style:style style:name="ce21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9" office:value-type="string">
            <text:p>Date</text:p>
          </table:table-cell>
          <table:table-cell table:style-name="ce21" office:value-type="string">
            <text:p>Week</text:p>
          </table:table-cell>
          <table:table-cell table:style-name="ce19" office:value-type="string">
            <text:p>Day</text:p>
          </table:table-cell>
          <table:table-cell table:style-name="ce23" office:value-type="string">
            <text:p>Coursera</text:p>
          </table:table-cell>
          <table:table-cell table:style-name="ce23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3">th</text:span> Mar</text:p>
          </table:table-cell>
          <table:table-cell office:value-type="float" office:value="0">
            <text:p>0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3">st</text:span> Mar</text:p>
          </table:table-cell>
          <table:table-cell office:value-type="float" office:value="0">
            <text:p>0</text:p>
          </table:table-cell>
          <table:table-cell table:style-name="ce22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20" office:value-type="string">
            <text:p>1<text:span text:style-name="T3">st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20" office:value-type="string">
            <text:p>2<text:span text:style-name="T3">nd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20" office:value-type="string">
            <text:p>3<text:span text:style-name="T3">rd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3">nd</text:span> April</text:p>
          </table:table-cell>
          <table:table-cell/>
          <table:table-cell table:style-name="ce20" office:value-type="string">
            <text:p>4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3">rd</text:span> April</text:p>
          </table:table-cell>
          <table:table-cell/>
          <table:table-cell table:style-name="ce20" office:value-type="string">
            <text:p>5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20" office:value-type="string">
            <text:p>6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20" office:value-type="string">
            <text:p>7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20" office:value-type="string">
            <text:p>8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20" office:value-type="string">
            <text:p>9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20" office:value-type="string">
            <text:p>10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20" office:value-type="string">
            <text:p>11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8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9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0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1<text:span text:style-name="T3">st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2<text:span text:style-name="T3">nd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3<text:span text:style-name="T3">rd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4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5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3">nd</text:span> Apr</text:p>
          </table:table-cell>
          <table:table-cell/>
          <table:table-cell table:style-name="ce5" office:value-type="string">
            <text:p>26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20" office:value-type="string">
            <text:p>27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20" office:value-type="string">
            <text:p>28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20" office:value-type="string">
            <text:p>29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20" office:value-type="string">
            <text:p>30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22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3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1<text:span text:style-name="T3">st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2<text:span text:style-name="T3">nd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Thurs</text:p>
          </table:table-cell>
          <table:table-cell table:style-name="ce6"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3<text:span text:style-name="T3">rd</text:span> May</text:p>
          </table:table-cell>
          <table:table-cell table:style-name="ce5" office:value-type="float" office:value="5">
            <text:p>5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4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2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5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2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6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7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2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8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9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10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2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1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2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2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3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4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2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3">rd</text:span> May</text:p>
          </table:table-cell>
          <table:table-cell/>
          <table:table-cell table:style-name="ce5" office:value-type="string">
            <text:p>15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6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7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2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8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19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2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0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1<text:span text:style-name="T3">st</text:span> May</text:p>
          </table:table-cell>
          <table:table-cell table:style-name="ce5" office:value-type="float" office:value="8">
            <text:p>8</text:p>
          </table:table-cell>
          <table:table-cell table:style-name="ce22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2<text:span text:style-name="T3">nd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3<text:span text:style-name="T3">rd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4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2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5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2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6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2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7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3">th</text:span> May</text:p>
          </table:table-cell>
          <table:table-cell/>
          <table:table-cell table:style-name="ce5" office:value-type="string">
            <text:p>28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2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3">th</text:span> May</text:p>
          </table:table-cell>
          <table:table-cell/>
          <table:table-cell table:style-name="ce5" office:value-type="string">
            <text:p>29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0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1<text:span text:style-name="T3">st</text:span> May</text:p>
          </table:table-cell>
          <table:table-cell table:style-name="ce5" office:value-type="float" office:value="9">
            <text:p>9</text:p>
          </table:table-cell>
          <table:table-cell table:style-name="ce22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3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omment 'rnn.py' and 'ft_sel_red.py' scripts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the additional 'NSAA\matfiles'</text:p>
          </table:table-cell>
          <table:table-cell office:value-type="string">
            <text:p>19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run NSAA stat vales pipeline with new files</text:p>
          </table:table-cell>
          <table:table-cell office:value-type="string">
            <text:p>20<text:span text:style-name="T3">th</text:span> June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/>
          <table:table-cell office:value-type="string">
            <text:p>Ensure 'model_predictor' works with stat vals output</text:p>
          </table:table-cell>
          <table:table-cell office:value-type="string">
            <text:p>21<text:span text:style-name="T3">st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in 'model_predictor' to create ensemble of various raw measurements and stat valu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rnn.py' to write to 'model_shapes'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model_predictor' to work w/ AD fil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create graph of real vs predicted overall NSAA scores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'write_to_csv' write to unique files based on args/epochs and a unique index number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ext_raw_measures' to extract 'allmatfiles' files and run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AD files w/ shorter seq_lens for AD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--discard_prop' option to 'rnn' to optionally discard every nth element to reduce size of sequence length while keeping context high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<text:s/>longer seq_lens and discard_prop for jointAngle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create graph of trues vs preds overall NSAA scores from single file name ar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round overall NSAA scores after averaging across model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work with a single 'allmatfiles' or AD file and feed through to 'model_predictor' (w/ modified to work with 'allmatfiles' files)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and display trues/preds graph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ile_predictor.cmd' to work with AD source files through pipeline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use additional source dir along with current 'dir' to combine 6minwalk and 6MW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leave a file out (i.e. '--leave_out=D10' means model is trained on all files EXCEPT 'D10') w/ 'model_dir' modified too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NSAA top-4 raw measurements and AD for all output types with most ideal seq_len, seq_overlap, discard_prop, epochs, etc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organize batch scripts into subdir of 'source'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combined 6minwalk and 6MW w/ same data types, output types, etc. as with NSAA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hange RNN_outputs .csv name to be based on sys.argsv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al 'alt_dirs' argument to 'model_predictor' to use different directory(s) to test the file on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'file_predictor_altdirs.cmd' to load an 'allmatfile' file and test it on the NSAA\jointAngle and 6m\jointAngle models</text:p>
          </table:table-cell>
          <table:table-cell office:value-type="string">
            <text:p>5<text:span text:style-name="T3">th</text:span> July</text:p>
          </table:table-cell>
          <table:table-cell/>
          <table:table-cell table:style-name="ce19"/>
          <table:table-cell table:style-name="ce21"/>
          <table:table-cell table:style-name="ce19"/>
          <table:table-cell table:style-name="ce1"/>
          <table:table-cell table:number-columns-repeated="9"/>
        </table:table-row>
        <table:table-row table:style-name="ro2">
          <table:table-cell/>
          <table:table-cell table:style-name="ce12" office:value-type="string">
            <text:p>Modify 'model_predictor.py' to write 'output_strs' to a single test file (each model = 1 row, each string = 1 col of row)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test_altdirs' script that automates the testing of each file in a dir on different dir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graph_creator.py' to graph the results in 'model_predictions.csv'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all 'allmatfiles' files using 'test_altdirs.py' w/ models trained on both NSAA and 6MW and graph result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settings' script that stores all global variables used across files ('local_dir', 'source_dir', 'file_types', etc.) and modify other scripts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file_renamer' script to standardize names of 'mat' files in source directories and add to 'setup.cmd'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batch script to train RNNs with given file left out then run model predictor on that file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model_predictor.py' to use models that were specifically trained on for given 'fn' (even if corresponding '--leave_out='s exists)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'left out' batch script with left-out 'D3' files (i.e. having retrained RNN w/ leaving out 'D3' files each time) and record the results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settings', 'file_renamer', and 'test_altdirs'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comp_stat_vals.py' so files aren't overwritten w/ diff sub-files (i.e. 'D2-003' doesn't overwrite 'D2-002's 'AD_D2_stat_features' file)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Download all '6minwalk-matfiles', '6MW-matFiles', and 'NSAA' files and run 'setup.cmd'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model_predictor.py' to work with single-act files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Fix issues w/ 'model_predictions' not being written correctly and rerun 'allmatfiles on NSAA,6minwalk' and 'D3' on seen, unseen, and unseen w/ only 1 measure</text:p>
          </table:table-cell>
          <table:table-cell office:value-type="string">
            <text:p>10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graph_creator.py' that reads in 'model_predictions' and computes statistical values over all lines that have just been written</text:p>
          </table:table-cell>
          <table:table-cell office:value-type="string">
            <text:p>10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mat_act_div' and 'ft_sel_red'</text:p>
          </table:table-cell>
          <table:table-cell office:value-type="string">
            <text:p>10<text:span text:style-name="T3">th</text:span> July</text:p>
          </table:table-cell>
          <table:table-cell table:style-name="ce1"/>
          <table:table-cell table:number-columns-repeated="13"/>
        </table:table-row>
        <table:table-row table:style-name="ro2">
          <table:table-cell/>
          <table:table-cell office:value-type="string">
            <text:p>Add script README for 'ext_raw_measures'</text:p>
          </table:table-cell>
          <table:table-cell office:value-type="string">
            <text:p>13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data_balancer.py' script to balance datasets and have before and after counts of y-labels (all outputs) printed to output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' to ensure that non-balanced and non-left out models are used when appropriate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factor 'graph_creator with everything in functions and more appropriate arguments (1<text:span text:style-name="T3">st</text:span> arg = choice of functions to call)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to 'graph_creator' to, for a given file, plot results of single-act predictions (3 graphs, 1 for each output, x-axis=act num) and run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single-act 'D11' files tested on 'D11-left-out' models to approximate overall NSAA score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graph_creator'</text:p>
          </table:table-cell>
          <table:table-cell office:value-type="string">
            <text:p>1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up and down balanced datasets for left-out 'D3' file on models for all outputs and record the results (w/ larger or smaller overlap to compensate)</text:p>
          </table:table-cell>
          <table:table-cell office:value-type="string">
            <text:p>1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left-out 'D11' natural movement files to train the 3 models</text:p>
          </table:table-cell>
          <table:table-cell office:value-type="string">
            <text:p>1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general README to GitHub repo outlining the project and how the repo is laid out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data_balancer'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pdate powerpoint diagram and add to script ecosystem overview and GitHub 'source' 'README.md'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1 - 2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3 - 4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rnn'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additional data files, modify pipeline for new 'left-out' dir, and use it on each of these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model_predictor'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 covering all batch files</text:p>
          </table:table-cell>
          <table:table-cell office:value-type="string">
            <text:p>2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script discussion w/ copy-paste of script READMEs and include updated powerpoint diagram w/ script ecosystem overview</text:p>
          </table:table-cell>
          <table:table-cell office:value-type="string">
            <text:p>2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5 – 8</text:p>
          </table:table-cell>
          <table:table-cell office:value-type="string">
            <text:p>2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able of details for experiments 1 – 8</text:p>
          </table:table-cell>
          <table:table-cell office:value-type="string">
            <text:p>2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for experiments 82 - 98</text:p>
          </table:table-cell>
          <table:table-cell office:value-type="string">
            <text:p>2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'model_predictions' for 'altdirs'</text:p>
          </table:table-cell>
          <table:table-cell office:value-type="string">
            <text:p>2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'model_predictions' for 'left-out' models</text:p>
          </table:table-cell>
          <table:table-cell office:value-type="string">
            <text:p>27<text:span text:style-name="T3">th</text:span> July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1: List of Tasks (29<text:span text:style-name="T3">th</text:span> July - 4<text:span text:style-name="T3">th</text:span> Aug)</text:p>
          </table:table-cell>
          <table:table-cell table:style-name="ce18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Download new Google sheet and modify 'mat_act_div.py' to use this instead of previous one (reference file names of sheet not subject names) and run</text:p>
          </table:table-cell>
          <table:table-cell office:value-type="string">
            <text:p>29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 to 'mat_act_div.py' to create source files with single acts but concatenated together and run to produce in separate dir</text:p>
          </table:table-cell>
          <table:table-cell office:value-type="string">
            <text:p>29<text:span text:style-name="T3">th</text:span> Ju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optional arg to 'ft_sel_red' to reduce dimensions on whole dataset, rather than on file by file basis and run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and run 'comp_stat_vals' and 'ext_raw_measures' on single_act concat and non-concat files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rnn.py' and 'model_predictor.py' to use 'single_acts_concat' files and differently feature-reduced dataset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predictions_selector' script that reads 'model_predictions.csv' with given arguments to select certain subsets of rows and return certain good lines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'cnn_preprocessing' function to 'rnn.py' </text:p>
          </table:table-cell>
          <table:table-cell office:value-type="string">
            <text:p>1<text:span text:style-name="T3">st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Build CNN models on 'D3', 'D9', 'D11', 'D17', 'HC6' left-out subjects, and provide 'rnn_outputs' results</text:p>
          </table:table-cell>
          <table:table-cell office:value-type="string">
            <text:p>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eference table w/ correct 'D2'/'D3' entries and re-run all setup lines that make use of this file</text:p>
          </table:table-cell>
          <table:table-cell office:value-type="string">
            <text:p>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README script for 'predictions_selector', add it to script explanations, and modify pipeline diagrams</text:p>
          </table:table-cell>
          <table:table-cell office:value-type="string">
            <text:p>2<text:span text:style-name="T3">nd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optional args to 'rnn.py' to standardize all features of data prior to breaking it into sequences and add Gaussian noise to the dataset</text:p>
          </table:table-cell>
          <table:table-cell office:value-type="string">
            <text:p>3<text:span text:style-name="T3">r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structure 'plans_and_presentations' and 'project_files' dirs into outer dir, put batch files into separate inner-'source' dir, and modify .py and .cmd scripts</text:p>
          </table:table-cell>
          <table:table-cell office:value-type="string">
            <text:p>3<text:span text:style-name="T3">rd</text:span>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eport: write summary of use of Python, IDE, and TensorFlow</text:p>
          </table:table-cell>
          <table:table-cell office:value-type="string">
            <text:p>3rd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Build standard 'left-out' models w/ &lt;chosen 5&gt; ('D3', 'D9', 'D11', 'D17', 'HC6') <text:s/>left-out subjects and record results in experiment results</text:p>
          </table:table-cell>
          <table:table-cell office:value-type="string">
            <text:p>3rd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4: Make predictions for &lt;chosen 5&gt; for individual measurements tested and record results (i.e. 5 subjects x 4 measures = 20 rows in table)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5: Experiment w/ '&lt;chosen 5&gt; (left out)' on (AD) models built from FRC_ files and record results in experiment results (compare w/ single-measure AD subject predictions)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 to 'rnn.py' to horizontally concatenate all measurements data together and reduce using 'ft_sel_red' (w/ modifying 'model_pred' to call the same)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unique batch files for each model prediction set to launch, including previous and future model prediction sets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2: List of Tasks (5<text:span text:style-name="T3">th</text:span> Aug - 11<text:span text:style-name="T3">th</text:span> Aug)</text:p>
          </table:table-cell>
          <table:table-cell table:style-name="ce18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to batch scripts README <text:s/>for model prediction sets and add to script explanations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Sort 'rnn_models' into 'rnn_models_old' as required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6: Make predictions for '&lt;chosen 5&gt; (left out)' on models w/ subject LO vs models w/ subject not-LO (i.e. '--use_seen')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7: Make predictions for '&lt;chosen 5&gt; (left out) (act #)' on models built from standard LO subjects and record single-act model predictions in experiment results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odify 'left-out' arg in 'rnn' to account for specific file name (e.g. 'D2-009' rather than just 'D2') and multiple left-out subjects specified by commas</text:p>
          </table:table-cell>
          <table:table-cell office:value-type="string">
            <text:p>6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8: Experiment w/ '&lt;chosen 5&gt; (left out)' but with the 'D10' outlier subject left out + compare to MPS 3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9: Experiment w/ '&lt;chosen 5&gt; (left out)' on models built from single acts (concat) files and record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0: Experiment w/ '&lt;chosen 5&gt; (left out)' on models built from 'downsampling' and record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1: Experiment w/ '&lt;chosen 5&gt; (left out)' on models built from measurement-concatenated data and record results in experiment results</text:p>
          </table:table-cell>
          <table:table-cell office:value-type="string">
            <text:p>8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odify 'rnn' and 'model_predictor' to use multiple 'dir's and setup batch file</text:p>
          </table:table-cell>
          <table:table-cell office:value-type="string">
            <text:p>9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full system setup, including running of 'settings.py', required system specs (RAM, GPU), the '.mat' files repositories and modifying 'settings.py'</text:p>
          </table:table-cell>
          <table:table-cell office:value-type="string">
            <text:p>9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: write data setup and data types section (borrowing heavily from initial report), w/ emphasis on output types</text:p>
          </table:table-cell>
          <table:table-cell office:value-type="string">
            <text:p>11<text:span text:style-name="T3">th</text:span> Aug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3: List of Tasks (12<text:span text:style-name="T3">th</text:span> Aug - 22<text:span text:style-name="T3">nd</text:span> Aug)</text:p>
          </table:table-cell>
          <table:table-cell table:style-name="ce18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3" office:value-type="string">
            <text:p>Aims: have last 7 MPS's done, add another 3 sections to report, and review 7 more and 3 previous paper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3: Experiment w/ '&lt;chosen 5&gt; (left out)' on models built both NSAA and 6minwalk directories</text:p>
          </table:table-cell>
          <table:table-cell office:value-type="string">
            <text:p>13<text:span text:style-name="T3">th</text:span>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Catch-up call with Bala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Add function to 'graph_creator' to plot true and preds for given row number range and create graphs for MPS 12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MPS 12: Experiment w/ '&lt;chosen 5&gt; (left out)' on models built from single-act files only for output type 'indiv' and single-act 'indiv' predictions in experiment results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Separate the 'dis_3d_pos' functionality from 'comp_stat_vals.py' into its own script, update script README's, append to script explanations, and modify diagrams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4: Experiment w/ '&lt;chosen 5&gt; (left out)' on models built from measurements that have had features reduced to '20'</text:p>
          </table:table-cell>
          <table:table-cell office:value-type="string">
            <text:p>1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section on documents' significance explanation (e.g. <text:s/>'nsaa_6mw_info', Google annot sheet, 'RNN Results', 'model_predictions', etc.)</text:p>
          </table:table-cell>
          <table:table-cell office:value-type="string">
            <text:p>1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Google sheet annotations file to 'documentation' and make all document paths inherit from 'settings.py'</text:p>
          </table:table-cell>
          <table:table-cell office:value-type="string">
            <text:p>14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5: Experiment w/ '&lt;chosen 5&gt; (left out)' on models built from noise-added data (small amount of noise) and record results in experiment results</text:p>
          </table:table-cell>
          <table:table-cell office:value-type="string">
            <text:p>1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glossary of terms (review other sections for terms to add)</text:p>
          </table:table-cell>
          <table:table-cell office:value-type="string">
            <text:p>1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project aims and objectives section (borrowing heavily from initial report)</text:p>
          </table:table-cell>
          <table:table-cell office:value-type="string">
            <text:p>15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ability for 'rnn.py', when loading 'add_dir=allmatfiles', to only sample a certain amount of data for each of the subjects (e.g. select number of files for subject given by arg)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model_predictor.py' to draw a single sequence from the subject file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to 'model_predictor.py' to combine all final predictions to make a more-accurate prediction for overall NSAA (inc single-act files and D/HC output type)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to 'experiments and results discussions' a description of how experiment sets and model prediction sets are each carried out (purpose, differences between them, diagrams, etc.)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6: Experiment w/ '&lt;chosen 5&gt; (left out)' on models built both NSAA and allmatfiles directories (w/ downsampled allmatfiles)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7: Experiment w/ '&lt;chosen 5&gt; (left out)' but with the assessed file having a single sequence drawn from the total file (e.g. 60 of data evenly sampled over whole assess file)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8: Experiment w/ '&lt;chosen 5&gt; (left out)' but using the aggregated predictions to compare to non-aggregated predictions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use entire data set with 'train_test_ratio = 0.0', modify 'model_predictor.py' to account for this, and setup MPS 19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' to work with subjects never seen before (hence would produce no 'true' output to console or 'model_predictions')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Download new NMB data set, set it up in 'msc_project_files', and modify scripts to use this</text:p>
          </table:table-cell>
          <table:table-cell office:value-type="string">
            <text:p>19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: write bibliography of all papers used and will use, along with textbooks and webpages used</text:p>
          </table:table-cell>
          <table:table-cell office:value-type="string">
            <text:p>21<text:span text:style-name="T3">st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9: Experiment w/ '&lt;chosen 5&gt; (left out)' but with entire data set (except LO files) being used as training samples (i.e. train_test_ratio = 0.0)</text:p>
          </table:table-cell>
          <table:table-cell office:value-type="string">
            <text:p>21<text:span text:style-name="T3">st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section of explaining all directories, including data directories in 'MSc_project_files', the project source dir, the 'rnn_models' and 'RNN_outputs' directories</text:p>
          </table:table-cell>
          <table:table-cell office:value-type="string">
            <text:p>21<text:span text:style-name="T3">st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section on explaining how to replicate the experiment sets and MPSs, what programs to run w/ what commands, what needs to be set up first, etc</text:p>
          </table:table-cell>
          <table:table-cell office:value-type="string">
            <text:p>21<text:span text:style-name="T3">st</text:span>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eport: write summary of Duchenne, w/ references to previous studie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>
            <text:p>Report: write RNN review w/ focus on LSTMs, sequence lengths, and RNNs for regression (w/ references)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MPS 20: Repeat MPS 16 but with new NMB data set using all 5 measurement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Write batch script to fully assess from given dir + fn (calling 'ext_raw_measures', 'comp_stat_vals, etc. and doing single-act assessments); add to README, script explanations + diagram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Move project to GitLab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>
            <text:p>MPS 21: Experiment w/ '&lt;chosen 5&gt; (left out)' but only one file per subject left out for the chosen 5 left out ('model_pred' on these LO files)+ compare to MPS3 results in experiment result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MPS 22: Experiment w/ 'alt_dirs' with files trained on natural movement and predicting NSAA files and record results in experiment results</text:p>
          </table:table-cell>
          <table:table-cell table:number-columns-repeated="15"/>
        </table:table-row>
        <table:table-row table:style-name="ro1" table:number-rows-repeated="11">
          <table:table-cell table:number-columns-repeated="17"/>
        </table:table-row>
        <table:table-row table:style-name="ro1">
          <table:table-cell/>
          <table:table-cell office:value-type="string">
            <text:p>Review previous papers: “Deep, conv...”, “Deep RNN...”, and “Hierarch RNN...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Deep Convolutional and LSTM Recurrent NNs for Multimodal Wearable AR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Differential RNNs for Action Recogni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Online Detection and Classification of Dynamic Hand Gestures with Recurrent 3D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Sequential Deep Learning for Human Action Recogni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Long-term Recurrent Convolutional Networks for Visual Recognition and Descrip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Spatio-Temporal LSTM with Trust Gates for 3D HAR”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A Comprehensive Study of Activity Recognition Using Accelerometers”</text:span></text:p>
          </table:table-cell>
          <table:table-cell table:number-columns-repeated="15"/>
        </table:table-row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table:style-name="ce1" office:value-type="string">
            <text:p>Programming</text:p>
          </table:table-cell>
          <table:table-cell table:number-columns-repeated="15"/>
        </table:table-row>
        <table:table-row table:style-name="ro1">
          <table:table-cell/>
          <table:table-cell table:style-name="ce15" office:value-type="string">
            <text:p>Write script of basic CRF model with .csv output file of statistical value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MPS 17: Experiment w/ '&lt;chosen 5&gt; (left out)' on models built from standardized data and record results in experiment result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Download annotation file of natural movement behaviour file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Examine the performance of certain natural movement files (e.g. certain activities) on models trained on NSAA files and record results in experiment result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6" office:value-type="string">
            <text:p>Experiment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7" office:value-type="string">
            <text:p>Paper Review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>
            <text:p>Review previous papers: “CRFs – Prob models...” and “CRFs as RNNs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CRFs for AR...” and “Action Categ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previous papers: “Hidden CRFs...” and “Continuous CRFs...”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Conditional Random People: Tracking Humans with CRFs and Grid Filters”</text:span>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Actionness Ranking with Lattice Conditional Ordinal Random Fields”</text:span></text:p>
          </table:table-cell>
          <table:table-cell table:number-columns-repeated="15"/>
        </table:table-row>
        <table:table-row table:style-name="ro2">
          <table:table-cell/>
          <table:table-cell table:style-name="ce14" office:value-type="string">
            <text:p><text:span text:style-name="T1">Paper review + type: </text:span><text:span text:style-name="T2">“Conditional Models for Contextual Human Motion Recognition”</text:span>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3" office:value-type="string">
            <text:p>Paper review: “An Analysis of Single-Layer Networks in Unsupervised Feature Learning'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Simultaneous Feature Learning and Hash Coding with Deep Neural Network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Discriminative Unsupervised Feature Learning with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Read and take notes from 'Ch 10: Sequence Modeling: Recurrent and Recursive Nets'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1">21/08/2019</text:date>, <text:time>11:3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8-21T11:36:02.14</dc:date>
    <meta:editing-duration>P9DT10H7S</meta:editing-duration>
    <meta:editing-cycles>630</meta:editing-cycles>
    <meta:generator>OpenOffice/4.1.5$Win32 OpenOffice.org_project/415m1$Build-9789</meta:generator>
    <meta:document-statistic meta:table-count="3" meta:cell-count="844" meta:object-count="0"/>
  </office:meta>
</office:document-meta>
</file>